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CSV-AVGRF-11Tax-NJ-best.tx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 Condition</text:p>
          </table:table-cell>
          <table:table-cell table:style-name="ce1" office:value-type="string" calcext:value-type="string">
            <text:p>Avg Branch Rate</text:p>
          </table:table-cell>
          <table:table-cell table:style-name="ce1" office:value-type="string" calcext:value-type="string">
            <text:p>Std error</text:p>
          </table:table-cell>
          <table:table-cell table:style-name="ce1" office:value-type="string" calcext:value-type="string">
            <text:p>No. Valid Folders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simulated_5genes_strongILS</text:p>
          </table:table-cell>
          <table:table-cell office:value-type="float" office:value="0.05" calcext:value-type="float">
            <text:p>0.05</text:p>
          </table:table-cell>
          <table:table-cell office:value-type="float" office:value="0.013693064" calcext:value-type="float">
            <text:p>0.013693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mulated_15genes_strongILS</text:p>
          </table:table-cell>
          <table:table-cell office:value-type="float" office:value="0.05" calcext:value-type="float">
            <text:p>0.05</text:p>
          </table:table-cell>
          <table:table-cell office:value-type="float" office:value="0.013693064" calcext:value-type="float">
            <text:p>0.013693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mulated_25genes_strongI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mulated_50genes_strongI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mulated_100genes_strongI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_5genes_strongILS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35465652" calcext:value-type="float">
            <text:p>0.0354656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timated_15genes_strongILS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19515619" calcext:value-type="float">
            <text:p>0.0195156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timated_25genes_strongILS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20300477" calcext:value-type="float">
            <text:p>0.0203004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timated_50genes_strongILS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013905372" calcext:value-type="float">
            <text:p>0.013905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timated_100genes_strongILS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0gene-100bp</text:p>
          </table:table-cell>
          <table:table-cell office:value-type="float" office:value="0.391666667" calcext:value-type="float">
            <text:p>0.391666667</text:p>
          </table:table-cell>
          <table:table-cell office:value-type="float" office:value="0.026483748" calcext:value-type="float">
            <text:p>0.0264837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gene-1000bp</text:p>
          </table:table-cell>
          <table:table-cell office:value-type="float" office:value="0.175" calcext:value-type="float">
            <text:p>0.175</text:p>
          </table:table-cell>
          <table:table-cell office:value-type="float" office:value="0.021889876" calcext:value-type="float">
            <text:p>0.021889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gene-true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076147" calcext:value-type="float">
            <text:p>0.012076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00gene-100bp</text:p>
          </table:table-cell>
          <table:table-cell office:value-type="float" office:value="0.35" calcext:value-type="float">
            <text:p>0.35</text:p>
          </table:table-cell>
          <table:table-cell office:value-type="float" office:value="0.010540926" calcext:value-type="float">
            <text:p>0.010540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0gene-1000bp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3176157" calcext:value-type="float">
            <text:p>0.013176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0gene-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## Vary 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e2d.200g.500b</text:p>
          </table:table-cell>
          <table:table-cell office:value-type="float" office:value="0.054411765" calcext:value-type="float">
            <text:p>0.054411765</text:p>
          </table:table-cell>
          <table:table-cell office:value-type="float" office:value="0.006333781" calcext:value-type="float">
            <text:p>0.0063337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500b_ACTUALLY_scale2d.200g.500bp_ONADER</text:p>
          </table:table-cell>
          <table:table-cell office:value-type="float" office:value="0.048529412" calcext:value-type="float">
            <text:p>0.048529412</text:p>
          </table:table-cell>
          <table:table-cell office:value-type="float" office:value="0.006983359" calcext:value-type="float">
            <text:p>0.006983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ale2u.200g.500b</text:p>
          </table:table-cell>
          <table:table-cell office:value-type="float" office:value="0.030882353" calcext:value-type="float">
            <text:p>0.030882353</text:p>
          </table:table-cell>
          <table:table-cell office:value-type="float" office:value="0.004399493" calcext:value-type="float">
            <text:p>0.0043994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## Vary no. ge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scale.25g.500b</text:p>
          </table:table-cell>
          <table:table-cell office:value-type="float" office:value="0.129411765" calcext:value-type="float">
            <text:p>0.129411765</text:p>
          </table:table-cell>
          <table:table-cell office:value-type="float" office:value="0.008675224" calcext:value-type="float">
            <text:p>0.0086752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50g.500b</text:p>
          </table:table-cell>
          <table:table-cell office:value-type="float" office:value="0.085294118" calcext:value-type="float">
            <text:p>0.085294118</text:p>
          </table:table-cell>
          <table:table-cell office:value-type="float" office:value="0.008549672" calcext:value-type="float">
            <text:p>0.0085496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100g.500b</text:p>
          </table:table-cell>
          <table:table-cell office:value-type="float" office:value="0.066176471" calcext:value-type="float">
            <text:p>0.066176471</text:p>
          </table:table-cell>
          <table:table-cell office:value-type="float" office:value="0.00746242" calcext:value-type="float">
            <text:p>0.007462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500b_ACTUALLY_scale2d.200g.500bp_ONADER</text:p>
          </table:table-cell>
          <table:table-cell office:value-type="float" office:value="0.048529412" calcext:value-type="float">
            <text:p>0.048529412</text:p>
          </table:table-cell>
          <table:table-cell office:value-type="float" office:value="0.006983359" calcext:value-type="float">
            <text:p>0.006983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400g.500b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60948" calcext:value-type="float">
            <text:p>0.00560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800g.500b</text:p>
          </table:table-cell>
          <table:table-cell office:value-type="float" office:value="0.010294118" calcext:value-type="float">
            <text:p>0.010294118</text:p>
          </table:table-cell>
          <table:table-cell office:value-type="float" office:value="0.003136872" calcext:value-type="float">
            <text:p>0.0031368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## Vary seq. L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scale.200g.250b</text:p>
          </table:table-cell>
          <table:table-cell office:value-type="float" office:value="0.073529412" calcext:value-type="float">
            <text:p>0.073529412</text:p>
          </table:table-cell>
          <table:table-cell office:value-type="float" office:value="0.007052693" calcext:value-type="float">
            <text:p>0.0070526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500b_ACTUALLY_scale2d.200g.500bp_ONADER</text:p>
          </table:table-cell>
          <table:table-cell office:value-type="float" office:value="0.048529412" calcext:value-type="float">
            <text:p>0.048529412</text:p>
          </table:table-cell>
          <table:table-cell office:value-type="float" office:value="0.006983359" calcext:value-type="float">
            <text:p>0.006983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1000b</text:p>
          </table:table-cell>
          <table:table-cell office:value-type="float" office:value="0.019117647" calcext:value-type="float">
            <text:p>0.019117647</text:p>
          </table:table-cell>
          <table:table-cell office:value-type="float" office:value="0.004300056" calcext:value-type="float">
            <text:p>0.0043000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1500b</text:p>
          </table:table-cell>
          <table:table-cell office:value-type="float" office:value="0.022058824" calcext:value-type="float">
            <text:p>0.022058824</text:p>
          </table:table-cell>
          <table:table-cell office:value-type="float" office:value="0.005453087" calcext:value-type="float">
            <text:p>0.0054530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scale.200g.true</text:p>
          </table:table-cell>
          <table:table-cell office:value-type="float" office:value="0.014705882" calcext:value-type="float">
            <text:p>0.014705882</text:p>
          </table:table-cell>
          <table:table-cell office:value-type="float" office:value="0.004411765" calcext:value-type="float">
            <text:p>0.00441176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8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scale.100g.500b</text:p>
          </table:table-cell>
          <table:table-cell table:style-name="ce3" office:value-type="float" office:value="0.066176471" calcext:value-type="float">
            <text:p>0.066176471</text:p>
          </table:table-cell>
          <table:table-cell table:style-name="ce3" office:value-type="float" office:value="0.00746242" calcext:value-type="float">
            <text:p>0.0074624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00g.1000b</text:p>
          </table:table-cell>
          <table:table-cell table:style-name="ce3" office:value-type="float" office:value="0.019117647" calcext:value-type="float">
            <text:p>0.019117647</text:p>
          </table:table-cell>
          <table:table-cell table:style-name="ce3" office:value-type="float" office:value="0.004300056" calcext:value-type="float">
            <text:p>0.004300056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00g.1500b</text:p>
          </table:table-cell>
          <table:table-cell table:style-name="ce3" office:value-type="float" office:value="0.022058824" calcext:value-type="float">
            <text:p>0.022058824</text:p>
          </table:table-cell>
          <table:table-cell table:style-name="ce3" office:value-type="float" office:value="0.005453087" calcext:value-type="float">
            <text:p>0.005453087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00g.250b</text:p>
          </table:table-cell>
          <table:table-cell table:style-name="ce3" office:value-type="float" office:value="0.073529412" calcext:value-type="float">
            <text:p>0.073529412</text:p>
          </table:table-cell>
          <table:table-cell table:style-name="ce3" office:value-type="float" office:value="0.007052693" calcext:value-type="float">
            <text:p>0.007052693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00g.true</text:p>
          </table:table-cell>
          <table:table-cell table:style-name="ce3" office:value-type="float" office:value="0.014705882" calcext:value-type="float">
            <text:p>0.014705882</text:p>
          </table:table-cell>
          <table:table-cell table:style-name="ce3" office:value-type="float" office:value="0.004411765" calcext:value-type="float">
            <text:p>0.004411765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5g.500b</text:p>
          </table:table-cell>
          <table:table-cell table:style-name="ce3" office:value-type="float" office:value="0.129411765" calcext:value-type="float">
            <text:p>0.129411765</text:p>
          </table:table-cell>
          <table:table-cell table:style-name="ce3" office:value-type="float" office:value="0.008675224" calcext:value-type="float">
            <text:p>0.008675224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400g.500b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560948" calcext:value-type="float">
            <text:p>0.00560948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50g.500b</text:p>
          </table:table-cell>
          <table:table-cell table:style-name="ce3" office:value-type="float" office:value="0.085294118" calcext:value-type="float">
            <text:p>0.085294118</text:p>
          </table:table-cell>
          <table:table-cell table:style-name="ce3" office:value-type="float" office:value="0.008549672" calcext:value-type="float">
            <text:p>0.00854967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800g.500b</text:p>
          </table:table-cell>
          <table:table-cell table:style-name="ce3" office:value-type="float" office:value="0.010294118" calcext:value-type="float">
            <text:p>0.010294118</text:p>
          </table:table-cell>
          <table:table-cell table:style-name="ce3" office:value-type="float" office:value="0.003136872" calcext:value-type="float">
            <text:p>0.003136872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cale2d.200g.500b</text:p>
          </table:table-cell>
          <table:table-cell table:style-name="ce3" office:value-type="float" office:value="0.054411765" calcext:value-type="float">
            <text:p>0.054411765</text:p>
          </table:table-cell>
          <table:table-cell table:style-name="ce3" office:value-type="float" office:value="0.006333781" calcext:value-type="float">
            <text:p>0.006333781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scale2u.200g.500b</text:p>
          </table:table-cell>
          <table:table-cell table:style-name="ce3" office:value-type="float" office:value="0.030882353" calcext:value-type="float">
            <text:p>0.030882353</text:p>
          </table:table-cell>
          <table:table-cell table:style-name="ce3" office:value-type="float" office:value="0.004399493" calcext:value-type="float">
            <text:p>0.004399493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noscale.200g.500b_ACTUALLY_scale2d.200g.500bp_ONADER</text:p>
          </table:table-cell>
          <table:table-cell table:style-name="ce3" office:value-type="float" office:value="0.048529412" calcext:value-type="float">
            <text:p>0.048529412</text:p>
          </table:table-cell>
          <table:table-cell table:style-name="ce3" office:value-type="float" office:value="0.006983359" calcext:value-type="float">
            <text:p>0.006983359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12T17:32:01.463350017</dc:date>
    <meta:editing-duration>PT5M18S</meta:editing-duration>
    <meta:editing-cycles>12</meta:editing-cycles>
    <meta:document-statistic meta:table-count="1" meta:cell-count="175" meta:object-count="0"/>
  </office:meta>
</office:document-meta>
</file>